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5" style:family="paragraph">
      <loext:graphic-properties draw:fill="none" draw:fill-color="#ffffff"/>
      <style:paragraph-properties style:writing-mode="lr-tb"/>
      <style:text-properties style:text-position="33% 58%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6" style:family="paragraph">
      <loext:graphic-properties draw:fill="none" draw:fill-color="#ffffff"/>
      <style:paragraph-properties style:writing-mode="lr-tb"/>
      <style:text-properties style:text-position="0% 100%" fo:font-size="16pt" fo:language="zxx" fo:country="none" style:font-size-asian="20pt" style:language-asian="zxx" style:country-asian="none" style:font-size-complex="20pt" style:language-complex="zxx" style:country-complex="none"/>
    </style:style>
    <style:style style:name="P7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2" style:family="text">
      <style:text-properties style:text-position="33% 58%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3" style:family="text">
      <style:text-properties fo:font-size="20pt" fo:language="zxx" fo:country="none" style:text-underline-style="solid" style:text-underline-width="auto" style:text-underline-color="font-color" style:font-size-asian="20pt" style:language-asian="zxx" style:country-asian="none" style:font-size-complex="20pt" style:language-complex="zxx" style:country-complex="none"/>
    </style:style>
    <style:style style:name="T4" style:family="text">
      <style:text-properties style:text-position="0% 100%" fo:font-size="16pt" fo:language="zxx" fo:country="none" style:font-size-asian="20pt" style:language-asian="zxx" style:country-asian="none" style:font-size-complex="20pt" style:language-complex="zxx" style:country-complex="none"/>
    </style:style>
    <style:style style:name="T5" style:family="text">
      <style:text-properties style:text-position="33% 58%" fo:font-size="16pt" fo:language="zxx" fo:country="none" style:font-size-asian="20pt" style:language-asian="zxx" style:country-asian="none" style:font-size-complex="20pt" style:language-complex="zxx" style:country-complex="none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842cm" svg:y1="12.7cm" svg:x2="5.842cm" svg:y2="12.7cm">
          <text:p/>
        </draw:line>
        <draw:line draw:style-name="gr1" draw:text-style-name="P1" draw:layer="layout" svg:x1="5.08cm" svg:y1="12.7cm" svg:x2="7.62cm" svg:y2="12.7cm">
          <text:p/>
        </draw:line>
        <draw:line draw:style-name="gr1" draw:text-style-name="P1" draw:layer="layout" svg:x1="7.62cm" svg:y1="12.7cm" svg:x2="10.16cm" svg:y2="12.7cm">
          <text:p/>
        </draw:line>
        <draw:custom-shape draw:style-name="gr2" draw:text-style-name="P2" draw:layer="layout" svg:width="0.508cm" svg:height="0.508cm" svg:x="4.826cm" svg:y="12.44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7.366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9.906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304cm" svg:y1="12.7cm" svg:x2="19.304cm" svg:y2="12.7cm">
          <text:p/>
        </draw:line>
        <draw:line draw:style-name="gr1" draw:text-style-name="P1" draw:layer="layout" svg:x1="18.542cm" svg:y1="12.7cm" svg:x2="21.082cm" svg:y2="12.7cm">
          <text:p/>
        </draw:line>
        <draw:line draw:style-name="gr1" draw:text-style-name="P1" draw:layer="layout" svg:x1="21.082cm" svg:y1="12.7cm" svg:x2="23.622cm" svg:y2="12.7cm">
          <text:p/>
        </draw:line>
        <draw:custom-shape draw:style-name="gr2" draw:text-style-name="P2" draw:layer="layout" svg:width="0.508cm" svg:height="0.508cm" svg:x="18.288cm" svg:y="12.44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0.828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3.368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08cm" svg:y1="12.7cm" svg:x2="15.748cm" svg:y2="12.7cm">
          <text:p/>
        </draw:line>
        <draw:custom-shape draw:style-name="gr3" draw:text-style-name="P3" draw:layer="layout" svg:width="0.508cm" svg:height="0.508cm" svg:x="14.224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1.038cm" svg:x="4.572cm" svg:y="13.23cm">
          <draw:text-box>
            <text:p><text:span text:style-name="T1">t</text:span><text:span text:style-name="T2">0</text:span></text:p>
          </draw:text-box>
        </draw:frame>
        <draw:frame draw:style-name="gr4" draw:text-style-name="P4" draw:layer="layout" svg:width="1.27cm" svg:height="1.038cm" svg:x="7.112cm" svg:y="13.23cm">
          <draw:text-box>
            <text:p><text:span text:style-name="T1">t</text:span><text:span text:style-name="T2">1</text:span></text:p>
          </draw:text-box>
        </draw:frame>
        <draw:frame draw:style-name="gr4" draw:text-style-name="P4" draw:layer="layout" svg:width="1.27cm" svg:height="1.038cm" svg:x="9.652cm" svg:y="13.208cm">
          <draw:text-box>
            <text:p><text:span text:style-name="T1">t</text:span><text:span text:style-name="T2">2</text:span></text:p>
          </draw:text-box>
        </draw:frame>
        <draw:frame draw:style-name="gr4" draw:text-style-name="P4" draw:layer="layout" svg:width="1.27cm" svg:height="1.038cm" svg:x="13.97cm" svg:y="13.23cm">
          <draw:text-box>
            <text:p><text:span text:style-name="T1">t</text:span><text:span text:style-name="T2">m</text:span></text:p>
          </draw:text-box>
        </draw:frame>
        <draw:frame draw:style-name="gr4" draw:text-style-name="P4" draw:layer="layout" svg:width="1.27cm" svg:height="1.038cm" svg:x="23.114cm" svg:y="13.208cm">
          <draw:text-box>
            <text:p><text:span text:style-name="T1">t</text:span><text:span text:style-name="T2">M</text:span></text:p>
          </draw:text-box>
        </draw:frame>
        <draw:line draw:style-name="gr1" draw:text-style-name="P1" draw:layer="layout" svg:x1="5.842cm" svg:y1="10.138cm" svg:x2="5.842cm" svg:y2="10.138cm">
          <text:p/>
        </draw:line>
        <draw:line draw:style-name="gr1" draw:text-style-name="P1" draw:layer="layout" svg:x1="5.08cm" svg:y1="10.138cm" svg:x2="7.62cm" svg:y2="10.138cm">
          <text:p/>
        </draw:line>
        <draw:line draw:style-name="gr1" draw:text-style-name="P1" draw:layer="layout" svg:x1="7.62cm" svg:y1="10.138cm" svg:x2="10.16cm" svg:y2="10.138cm">
          <text:p/>
        </draw:line>
        <draw:custom-shape draw:style-name="gr2" draw:text-style-name="P2" draw:layer="layout" svg:width="0.508cm" svg:height="0.508cm" svg:x="4.826cm" svg:y="9.88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7.366cm" svg:y="9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9.906cm" svg:y="9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304cm" svg:y1="10.138cm" svg:x2="19.304cm" svg:y2="10.138cm">
          <text:p/>
        </draw:line>
        <draw:line draw:style-name="gr1" draw:text-style-name="P1" draw:layer="layout" svg:x1="18.542cm" svg:y1="10.138cm" svg:x2="21.082cm" svg:y2="10.138cm">
          <text:p/>
        </draw:line>
        <draw:line draw:style-name="gr1" draw:text-style-name="P1" draw:layer="layout" svg:x1="21.082cm" svg:y1="10.138cm" svg:x2="23.622cm" svg:y2="10.138cm">
          <text:p/>
        </draw:line>
        <draw:custom-shape draw:style-name="gr2" draw:text-style-name="P2" draw:layer="layout" svg:width="0.508cm" svg:height="0.508cm" svg:x="18.288cm" svg:y="9.88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0.828cm" svg:y="9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3.368cm" svg:y="9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08cm" svg:y1="10.138cm" svg:x2="15.748cm" svg:y2="10.138cm">
          <text:p/>
        </draw:line>
        <draw:custom-shape draw:style-name="gr3" draw:text-style-name="P3" draw:layer="layout" svg:width="0.508cm" svg:height="0.508cm" svg:x="14.224cm" svg:y="9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842cm" svg:y1="6.274cm" svg:x2="5.842cm" svg:y2="6.274cm">
          <text:p/>
        </draw:line>
        <draw:line draw:style-name="gr1" draw:text-style-name="P1" draw:layer="layout" svg:x1="5.08cm" svg:y1="6.274cm" svg:x2="7.62cm" svg:y2="6.274cm">
          <text:p/>
        </draw:line>
        <draw:line draw:style-name="gr1" draw:text-style-name="P1" draw:layer="layout" svg:x1="7.62cm" svg:y1="6.274cm" svg:x2="10.16cm" svg:y2="6.274cm">
          <text:p/>
        </draw:line>
        <draw:custom-shape draw:style-name="gr2" draw:text-style-name="P2" draw:layer="layout" svg:width="0.508cm" svg:height="0.508cm" svg:x="4.826cm" svg:y="6.0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7.366cm" svg:y="6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9.906cm" svg:y="6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304cm" svg:y1="6.274cm" svg:x2="19.304cm" svg:y2="6.274cm">
          <text:p/>
        </draw:line>
        <draw:line draw:style-name="gr1" draw:text-style-name="P1" draw:layer="layout" svg:x1="18.542cm" svg:y1="6.274cm" svg:x2="21.082cm" svg:y2="6.274cm">
          <text:p/>
        </draw:line>
        <draw:line draw:style-name="gr1" draw:text-style-name="P1" draw:layer="layout" svg:x1="21.082cm" svg:y1="6.274cm" svg:x2="23.622cm" svg:y2="6.274cm">
          <text:p/>
        </draw:line>
        <draw:custom-shape draw:style-name="gr2" draw:text-style-name="P2" draw:layer="layout" svg:width="0.508cm" svg:height="0.508cm" svg:x="18.288cm" svg:y="6.0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0.828cm" svg:y="6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3.368cm" svg:y="6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08cm" svg:y1="6.274cm" svg:x2="15.748cm" svg:y2="6.274cm">
          <text:p/>
        </draw:line>
        <draw:custom-shape draw:style-name="gr3" draw:text-style-name="P3" draw:layer="layout" svg:width="0.508cm" svg:height="0.508cm" svg:x="14.224cm" svg:y="6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842cm" svg:y1="2.126cm" svg:x2="5.842cm" svg:y2="2.126cm">
          <text:p/>
        </draw:line>
        <draw:line draw:style-name="gr1" draw:text-style-name="P1" draw:layer="layout" svg:x1="5.08cm" svg:y1="2.126cm" svg:x2="7.62cm" svg:y2="2.126cm">
          <text:p/>
        </draw:line>
        <draw:line draw:style-name="gr1" draw:text-style-name="P1" draw:layer="layout" svg:x1="7.62cm" svg:y1="2.126cm" svg:x2="10.16cm" svg:y2="2.126cm">
          <text:p/>
        </draw:line>
        <draw:custom-shape draw:style-name="gr2" draw:text-style-name="P2" draw:layer="layout" svg:width="0.508cm" svg:height="0.508cm" svg:x="4.826cm" svg:y="1.87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7.366cm" svg:y="1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9.906cm" svg:y="1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304cm" svg:y1="2.126cm" svg:x2="19.304cm" svg:y2="2.126cm">
          <text:p/>
        </draw:line>
        <draw:line draw:style-name="gr1" draw:text-style-name="P1" draw:layer="layout" svg:x1="18.542cm" svg:y1="2.126cm" svg:x2="21.082cm" svg:y2="2.126cm">
          <text:p/>
        </draw:line>
        <draw:line draw:style-name="gr1" draw:text-style-name="P1" draw:layer="layout" svg:x1="21.082cm" svg:y1="2.126cm" svg:x2="23.622cm" svg:y2="2.126cm">
          <text:p/>
        </draw:line>
        <draw:custom-shape draw:style-name="gr2" draw:text-style-name="P2" draw:layer="layout" svg:width="0.508cm" svg:height="0.508cm" svg:x="18.288cm" svg:y="1.87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0.828cm" svg:y="1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3.368cm" svg:y="1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08cm" svg:y1="2.126cm" svg:x2="15.748cm" svg:y2="2.126cm">
          <text:p/>
        </draw:line>
        <draw:custom-shape draw:style-name="gr3" draw:text-style-name="P3" draw:layer="layout" svg:width="0.508cm" svg:height="0.508cm" svg:x="14.224cm" svg:y="1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032cm" svg:height="1.038cm" svg:x="3.032cm" svg:y="1.618cm">
          <draw:text-box>
            <text:p><text:span text:style-name="T3">u</text:span><text:span text:style-name="T2">(P)</text:span></text:p>
          </draw:text-box>
        </draw:frame>
        <draw:frame draw:style-name="gr4" draw:text-style-name="P5" draw:layer="layout" svg:width="2.032cm" svg:height="1.038cm" svg:x="3.032cm" svg:y="12.192cm">
          <draw:text-box>
            <text:p><text:span text:style-name="T3">u</text:span><text:span text:style-name="T2">(0)</text:span></text:p>
          </draw:text-box>
        </draw:frame>
        <draw:frame draw:style-name="gr4" draw:text-style-name="P5" draw:layer="layout" svg:width="2.032cm" svg:height="1.038cm" svg:x="3.032cm" svg:y="9.63cm">
          <draw:text-box>
            <text:p><text:span text:style-name="T3">u</text:span><text:span text:style-name="T2">(1)</text:span></text:p>
          </draw:text-box>
        </draw:frame>
        <draw:frame draw:style-name="gr4" draw:text-style-name="P5" draw:layer="layout" svg:width="2.032cm" svg:height="1.038cm" svg:x="3.032cm" svg:y="5.766cm">
          <draw:text-box>
            <text:p><text:span text:style-name="T3">u</text:span><text:span text:style-name="T2">(p)</text:span></text:p>
          </draw:text-box>
        </draw:frame>
        <draw:frame draw:style-name="gr5" draw:text-style-name="P6" draw:layer="layout" svg:width="2.032cm" svg:height="1.016cm" svg:x="4.572cm" svg:y="11.408cm">
          <draw:text-box>
            <text:p><text:span text:style-name="T4">u</text:span><text:span text:style-name="T5">(0),0</text:span></text:p>
          </draw:text-box>
        </draw:frame>
        <draw:frame draw:style-name="gr5" draw:text-style-name="P6" draw:layer="layout" svg:width="2.032cm" svg:height="1.016cm" svg:x="7.112cm" svg:y="11.43cm">
          <draw:text-box>
            <text:p><text:span text:style-name="T4">u</text:span><text:span text:style-name="T5">(0),1</text:span></text:p>
          </draw:text-box>
        </draw:frame>
        <draw:frame draw:style-name="gr5" draw:text-style-name="P6" draw:layer="layout" svg:width="2.032cm" svg:height="1.016cm" svg:x="9.652cm" svg:y="11.43cm">
          <draw:text-box>
            <text:p><text:span text:style-name="T4">u</text:span><text:span text:style-name="T5">(0),2</text:span></text:p>
          </draw:text-box>
        </draw:frame>
        <draw:frame draw:style-name="gr5" draw:text-style-name="P6" draw:layer="layout" svg:width="2.032cm" svg:height="1.016cm" svg:x="13.97cm" svg:y="11.43cm">
          <draw:text-box>
            <text:p><text:span text:style-name="T4">u</text:span><text:span text:style-name="T5">(0),m</text:span></text:p>
          </draw:text-box>
        </draw:frame>
        <draw:frame draw:style-name="gr5" draw:text-style-name="P6" draw:layer="layout" svg:width="2.032cm" svg:height="1.016cm" svg:x="23.114cm" svg:y="11.43cm">
          <draw:text-box>
            <text:p><text:span text:style-name="T4">u</text:span><text:span text:style-name="T5">(0),M</text:span></text:p>
          </draw:text-box>
        </draw:frame>
        <draw:frame draw:style-name="gr5" draw:text-style-name="P6" draw:layer="layout" svg:width="2.032cm" svg:height="1.016cm" svg:x="4.572cm" svg:y="8.89cm">
          <draw:text-box>
            <text:p><text:span text:style-name="T4">u</text:span><text:span text:style-name="T5">(1),0</text:span></text:p>
          </draw:text-box>
        </draw:frame>
        <draw:frame draw:style-name="gr5" draw:text-style-name="P6" draw:layer="layout" svg:width="2.032cm" svg:height="1.016cm" svg:x="7.112cm" svg:y="8.912cm">
          <draw:text-box>
            <text:p><text:span text:style-name="T4">u</text:span><text:span text:style-name="T5">(1),1</text:span></text:p>
          </draw:text-box>
        </draw:frame>
        <draw:frame draw:style-name="gr5" draw:text-style-name="P6" draw:layer="layout" svg:width="2.032cm" svg:height="1.016cm" svg:x="9.652cm" svg:y="8.912cm">
          <draw:text-box>
            <text:p><text:span text:style-name="T4">u</text:span><text:span text:style-name="T5">(1),2</text:span></text:p>
          </draw:text-box>
        </draw:frame>
        <draw:frame draw:style-name="gr5" draw:text-style-name="P6" draw:layer="layout" svg:width="2.032cm" svg:height="1.016cm" svg:x="13.97cm" svg:y="8.912cm">
          <draw:text-box>
            <text:p><text:span text:style-name="T4">u</text:span><text:span text:style-name="T5">(1),m</text:span></text:p>
          </draw:text-box>
        </draw:frame>
        <draw:frame draw:style-name="gr5" draw:text-style-name="P6" draw:layer="layout" svg:width="2.032cm" svg:height="1.016cm" svg:x="23.114cm" svg:y="8.912cm">
          <draw:text-box>
            <text:p><text:span text:style-name="T4">u</text:span><text:span text:style-name="T5">(1),M</text:span></text:p>
          </draw:text-box>
        </draw:frame>
        <draw:frame draw:style-name="gr5" draw:text-style-name="P6" draw:layer="layout" svg:width="2.032cm" svg:height="1.016cm" svg:x="4.572cm" svg:y="5.08cm">
          <draw:text-box>
            <text:p><text:span text:style-name="T4">u</text:span><text:span text:style-name="T5">(p),0</text:span></text:p>
          </draw:text-box>
        </draw:frame>
        <draw:frame draw:style-name="gr5" draw:text-style-name="P6" draw:layer="layout" svg:width="2.032cm" svg:height="1.016cm" svg:x="7.112cm" svg:y="5.102cm">
          <draw:text-box>
            <text:p><text:span text:style-name="T4">u</text:span><text:span text:style-name="T5">(p),1</text:span></text:p>
          </draw:text-box>
        </draw:frame>
        <draw:frame draw:style-name="gr5" draw:text-style-name="P6" draw:layer="layout" svg:width="2.032cm" svg:height="1.016cm" svg:x="9.652cm" svg:y="5.102cm">
          <draw:text-box>
            <text:p><text:span text:style-name="T4">u</text:span><text:span text:style-name="T5">(p),2</text:span></text:p>
          </draw:text-box>
        </draw:frame>
        <draw:frame draw:style-name="gr5" draw:text-style-name="P6" draw:layer="layout" svg:width="2.032cm" svg:height="1.016cm" svg:x="13.97cm" svg:y="5.102cm">
          <draw:text-box>
            <text:p><text:span text:style-name="T4">u</text:span><text:span text:style-name="T5">(p),m</text:span></text:p>
          </draw:text-box>
        </draw:frame>
        <draw:frame draw:style-name="gr5" draw:text-style-name="P6" draw:layer="layout" svg:width="2.032cm" svg:height="1.016cm" svg:x="23.114cm" svg:y="5.102cm">
          <draw:text-box>
            <text:p><text:span text:style-name="T4">u</text:span><text:span text:style-name="T5">(p),M</text:span></text:p>
          </draw:text-box>
        </draw:frame>
        <draw:frame draw:style-name="gr5" draw:text-style-name="P6" draw:layer="layout" svg:width="2.032cm" svg:height="1.016cm" svg:x="4.572cm" svg:y="1.016cm">
          <draw:text-box>
            <text:p><text:span text:style-name="T4">u</text:span><text:span text:style-name="T5">(P),0</text:span></text:p>
          </draw:text-box>
        </draw:frame>
        <draw:frame draw:style-name="gr5" draw:text-style-name="P6" draw:layer="layout" svg:width="2.032cm" svg:height="1.016cm" svg:x="7.112cm" svg:y="1.038cm">
          <draw:text-box>
            <text:p><text:span text:style-name="T4">u</text:span><text:span text:style-name="T5">(P),1</text:span></text:p>
          </draw:text-box>
        </draw:frame>
        <draw:frame draw:style-name="gr5" draw:text-style-name="P6" draw:layer="layout" svg:width="2.032cm" svg:height="1.016cm" svg:x="9.652cm" svg:y="1.038cm">
          <draw:text-box>
            <text:p><text:span text:style-name="T4">u</text:span><text:span text:style-name="T5">(P),2</text:span></text:p>
          </draw:text-box>
        </draw:frame>
        <draw:frame draw:style-name="gr5" draw:text-style-name="P6" draw:layer="layout" svg:width="2.032cm" svg:height="1.016cm" svg:x="13.97cm" svg:y="1.038cm">
          <draw:text-box>
            <text:p><text:span text:style-name="T4">u</text:span><text:span text:style-name="T5">(P),m</text:span></text:p>
          </draw:text-box>
        </draw:frame>
        <draw:frame draw:style-name="gr5" draw:text-style-name="P6" draw:layer="layout" svg:width="2.032cm" svg:height="1.016cm" svg:x="23.114cm" svg:y="1.038cm">
          <draw:text-box>
            <text:p><text:span text:style-name="T4">u</text:span><text:span text:style-name="T5">(P),M</text:span></text:p>
          </draw:text-box>
        </draw:frame>
        <draw:frame draw:style-name="gr6" draw:text-style-name="P7" draw:layer="layout" svg:width="1.016cm" svg:height="0.962cm" svg:x="0.762cm" svg:y="5.842cm">
          <draw:text-box>
            <text:p><text:span text:style-name="T6">p</text:span></text:p>
          </draw:text-box>
        </draw:frame>
        <draw:frame draw:style-name="gr6" draw:text-style-name="P7" draw:layer="layout" svg:width="1.016cm" svg:height="0.962cm" svg:x="13.97cm" svg:y="14.532cm">
          <draw:text-box>
            <text:p><text:span text:style-name="T6">m</text:span></text:p>
          </draw:text-box>
        </draw:frame>
        <draw:line draw:style-name="gr7" draw:text-style-name="P8" draw:layer="layout" svg:x1="2.286cm" svg:y1="14.986cm" svg:x2="2.286cm" svg:y2="0.508cm">
          <text:p/>
        </draw:line>
        <draw:line draw:style-name="gr7" draw:text-style-name="P8" draw:layer="layout" svg:x1="1.778cm" svg:y1="14.478cm" svg:x2="26.416cm" svg:y2="14.478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1-24T14:16:27.742256545</dc:date>
    <meta:editing-duration>PT1H32M39S</meta:editing-duration>
    <meta:editing-cycles>5</meta:editing-cycles>
    <meta:generator>LibreOffice/6.4.3.2$Linux_X86_64 LibreOffice_project/40$Build-2</meta:generator>
    <meta:document-statistic meta:object-count="112"/>
  </office:meta>
</office:document-meta>
</file>